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15c" officeooo:paragraph-rsid="001721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voryblakk@ivoryblakk-ThinkPad-T450:~$ cd github_repos/</text:p>
      <text:p text:style-name="P1">ivoryblakk@ivoryblakk-ThinkPad-T450:~/github_repos$ cd reveal-testing/</text:p>
      <text:p text:style-name="P1">ivoryblakk@ivoryblakk-ThinkPad-T450:~/github_repos/reveal-testing$ git add .</text:p>
      <text:p text:style-name="P1">ivoryblakk@ivoryblakk-ThinkPad-T450:~/github_repos/reveal-testing$ git checkout GI</text:p>
      <text:p text:style-name="P1">A<text:tab/>img/cpform.png</text:p>
      <text:p text:style-name="P1">A<text:tab/>img/cpfree.png</text:p>
      <text:p text:style-name="P1">A<text:tab/>img/cphome.png</text:p>
      <text:p text:style-name="P1">A<text:tab/>img/cpnewsnippet.png</text:p>
      <text:p text:style-name="P1">A<text:tab/>img/snippet.png</text:p>
      <text:p text:style-name="P1">M<text:tab/>index.html</text:p>
      <text:p text:style-name="P1">A<text:tab/>js/reveal.min.js</text:p>
      <text:p text:style-name="P1">Already on 'GI'</text:p>
      <text:p text:style-name="P1">ivoryblakk@ivoryblakk-ThinkPad-T450:~/github_repos/reveal-testing$ git commit -m "codepen"</text:p>
      <text:p text:style-name="P1">[GI 7d8d847] codepen</text:p>
      <text:p text:style-name="P1"><text:s/>7 files changed, 72 insertions(+), 8 deletions(-)</text:p>
      <text:p text:style-name="P1"><text:s/>create mode 100644 img/cpform.png</text:p>
      <text:p text:style-name="P1"><text:s/>create mode 100644 img/cpfree.png</text:p>
      <text:p text:style-name="P1"><text:s/>create mode 100644 img/cphome.png</text:p>
      <text:p text:style-name="P1"><text:s/>create mode 100644 img/cpnewsnippet.png</text:p>
      <text:p text:style-name="P1"><text:s/>create mode 100644 img/snippet.png</text:p>
      <text:p text:style-name="P1"><text:s/>create mode 100644 js/reveal.min.js</text:p>
      <text:p text:style-name="P1">ivoryblakk@ivoryblakk-ThinkPad-T450:~/github_repos/reveal-testing$ git push origin GI</text:p>
      <text:p text:style-name="P1">Username for 'https://github.com': ivoryblakk</text:p>
      <text:p text:style-name="P1">Password for 'https://ivoryblakk@github.com': </text:p>
      <text:p text:style-name="P1">To https://github.com/colevandersWands/reveal-testing.git</text:p>
      <text:p text:style-name="P1"><text:s/>! [rejected] <text:s text:c="7"/>GI -&gt; GI (non-fast-forward)</text:p>
      <text:p text:style-name="P1">error: failed to push some refs to 'https://github.com/colevandersWands/reveal-testing.git'</text:p>
      <text:p text:style-name="P1">hint: Updates were rejected because the tip of your current branch is behind</text:p>
      <text:p text:style-name="P1">hint: its remote counterpart. Integrate the remote changes (e.g.</text:p>
      <text:p text:style-name="P1">hint: 'git pull ...') before pushing again.</text:p>
      <text:p text:style-name="P1">hint: See the 'Note about fast-forwards' in 'git push --help' for details.</text:p>
      <text:p text:style-name="P1">ivoryblakk@ivoryblakk-ThinkPad-T450:~/github_repos/reveal-testing$ git pull</text:p>
      <text:p text:style-name="P1">There is no tracking information for the current branch.</text:p>
      <text:p text:style-name="P1">Please specify which branch you want to merge with.</text:p>
      <text:p text:style-name="P1">See git-pull(1) for details.</text:p>
      <text:p text:style-name="P1"/>
      <text:p text:style-name="P1"><text:s text:c="4"/>git pull &lt;remote&gt; &lt;branch&gt;</text:p>
      <text:p text:style-name="P1"/>
      <text:p text:style-name="P1">If you wish to set tracking information for this branch you can do so with:</text:p>
      <text:p text:style-name="P1"/>
      <text:p text:style-name="P1"><text:s text:c="4"/>git branch --set-upstream-to=origin/&lt;branch&gt; GI</text:p>
      <text:p text:style-name="P1"/>
      <text:p text:style-name="P1">ivoryblakk@ivoryblakk-ThinkPad-T450:~/github_repos/reveal-testing$ <text:s/>git branch --set-upstream-to=origin/&lt;branch&gt; GI</text:p>
      <text:p text:style-name="P1">bash: branch: No such file or directory</text:p>
      <text:p text:style-name="P1">ivoryblakk@ivoryblakk-ThinkPad-T450:~/github_repos/reveal-testing$ git pull &lt;remote&gt; &lt;branch&gt;</text:p>
      <text:p text:style-name="P1">bash: syntax error near unexpected token `&lt;'</text:p>
      <text:p text:style-name="P1">ivoryblakk@ivoryblakk-ThinkPad-T450:~/github_repos/reveal-testing$ <text:s/>git pull &lt;remote&gt; &lt;branch&gt;</text:p>
      <text:p text:style-name="P1">bash: syntax error near unexpected token `&lt;'</text:p>
      <text:p text:style-name="P1"><text:soft-page-break/>ivoryblakk@ivoryblakk-ThinkPad-T450:~/github_repos/reveal-testing$ git pull</text:p>
      <text:p text:style-name="P1">There is no tracking information for the current branch.</text:p>
      <text:p text:style-name="P1">Please specify which branch you want to merge with.</text:p>
      <text:p text:style-name="P1">See git-pull(1) for details.</text:p>
      <text:p text:style-name="P1"/>
      <text:p text:style-name="P1"><text:s text:c="4"/>git pull &lt;remote&gt; &lt;branch&gt;</text:p>
      <text:p text:style-name="P1"/>
      <text:p text:style-name="P1">If you wish to set tracking information for this branch you can do so with:</text:p>
      <text:p text:style-name="P1"/>
      <text:p text:style-name="P1"><text:s text:c="4"/>git branch --set-upstream-to=origin/&lt;branch&gt; GI</text:p>
      <text:p text:style-name="P1"/>
      <text:p text:style-name="P1">ivoryblakk@ivoryblakk-ThinkPad-T450:~/github_repos/reveal-testing$ git pull https://github.com/colevandersWands/reveal-testing</text:p>
      <text:p text:style-name="P1">From https://github.com/colevandersWands/reveal-testing</text:p>
      <text:p text:style-name="P1"><text:s/>* branch <text:s text:c="11"/>HEAD <text:s text:c="6"/>-&gt; FETCH_HEAD</text:p>
      <text:p text:style-name="P1">Already up-to-date.</text:p>
      <text:p text:style-name="P1">ivoryblakk@ivoryblakk-ThinkPad-T450:~/github_repos/reveal-testing$ git checkout master</text:p>
      <text:p text:style-name="P1">Switched to branch 'master'</text:p>
      <text:p text:style-name="P1">Your branch is ahead of 'origin/master' by 1 commit.</text:p>
      <text:p text:style-name="P1"><text:s text:c="2"/>(use "git push" to publish your local commits)</text:p>
      <text:p text:style-name="P1">ivoryblakk@ivoryblakk-ThinkPad-T450:~/github_repos/reveal-testing$ git pull https://github.com/colevandersWands/reveal-testing</text:p>
      <text:p text:style-name="P1">From https://github.com/colevandersWands/reveal-testing</text:p>
      <text:p text:style-name="P1"><text:s/>* branch <text:s text:c="11"/>HEAD <text:s text:c="6"/>-&gt; FETCH_HEAD</text:p>
      <text:p text:style-name="P1">Already up-to-date.</text:p>
      <text:p text:style-name="P1">ivoryblakk@ivoryblakk-ThinkPad-T450:~/github_repos/reveal-testing$ git push origin GI</text:p>
      <text:p text:style-name="P1">Username for 'https://github.com': ivoryblakk</text:p>
      <text:p text:style-name="P1">Password for 'https://ivoryblakk@github.com': </text:p>
      <text:p text:style-name="P1">To https://github.com/colevandersWands/reveal-testing.git</text:p>
      <text:p text:style-name="P1"><text:s/>! [rejected] <text:s text:c="7"/>GI -&gt; GI (non-fast-forward)</text:p>
      <text:p text:style-name="P1">error: failed to push some refs to 'https://github.com/colevandersWands/reveal-testing.git'</text:p>
      <text:p text:style-name="P1">hint: Updates were rejected because a pushed branch tip is behind its remote</text:p>
      <text:p text:style-name="P1">hint: counterpart. Check out this branch and integrate the remote changes</text:p>
      <text:p text:style-name="P1">hint: (e.g. 'git pull ...') before pushing again.</text:p>
      <text:p text:style-name="P1">hint: See the 'Note about fast-forwards' in 'git push --help' for details.</text:p>
      <text:p text:style-name="P1">ivoryblakk@ivoryblakk-ThinkPad-T450:~/github_repos/reveal-testing$ git pull ghpages</text:p>
      <text:p text:style-name="P1">fatal: 'ghpages' does not appear to be a git repository</text:p>
      <text:p text:style-name="P1">fatal: Could not read from remote repository.</text:p>
      <text:p text:style-name="P1"/>
      <text:p text:style-name="P1">Please make sure you have the correct access rights</text:p>
      <text:p text:style-name="P1">and the repository exists.</text:p>
      <text:p text:style-name="P1">ivoryblakk@ivoryblakk-ThinkPad-T450:~/github_repos/reveal-testing$ git pull https://github.com/colevandersWands/reveal-testing</text:p>
      <text:p text:style-name="P1">From https://github.com/colevandersWands/reveal-testing</text:p>
      <text:p text:style-name="P1"><text:s/>* branch <text:s text:c="11"/>HEAD <text:s text:c="6"/>-&gt; FETCH_HEAD</text:p>
      <text:p text:style-name="P1">Already up-to-date.</text:p>
      <text:p text:style-name="P1">ivoryblakk@ivoryblakk-ThinkPad-T450:~/github_repos/reveal-testing$ git branches</text:p>
      <text:p text:style-name="P1">git: 'branches' is not a git command. See 'git --help'.</text:p>
      <text:p text:style-name="P1">ivoryblakk@ivoryblakk-ThinkPad-T450:~/github_repos/reveal-testing$ git --help</text:p>
      <text:p text:style-name="P1"><text:soft-page-break/>usage: git [--version] [--help] [-C &lt;path&gt;] [-c name=value]</text:p>
      <text:p text:style-name="P1"><text:s text:c="11"/>[--exec-path[=&lt;path&gt;]] [--html-path] [--man-path] [--info-path]</text:p>
      <text:p text:style-name="P1"><text:s text:c="11"/>[-p | --paginate | --no-pager] [--no-replace-objects] [--bare]</text:p>
      <text:p text:style-name="P1"><text:s text:c="11"/>[--git-dir=&lt;path&gt;] [--work-tree=&lt;path&gt;] [--namespace=&lt;name&gt;]</text:p>
      <text:p text:style-name="P1"><text:s text:c="11"/>&lt;command&gt; [&lt;args&gt;]</text:p>
      <text:p text:style-name="P1"/>
      <text:p text:style-name="P1">These are common Git commands used in various situations:</text:p>
      <text:p text:style-name="P1"/>
      <text:p text:style-name="P1">start a working area (see also: git help tutorial)</text:p>
      <text:p text:style-name="P1"><text:s text:c="3"/>clone <text:s text:c="5"/>Clone a repository into a new directory</text:p>
      <text:p text:style-name="P1"><text:s text:c="3"/>init <text:s text:c="6"/>Create an empty Git repository or reinitialize an existing one</text:p>
      <text:p text:style-name="P1"/>
      <text:p text:style-name="P1">work on the current change (see also: git help everyday)</text:p>
      <text:p text:style-name="P1"><text:s text:c="3"/>add <text:s text:c="7"/>Add file contents to the index</text:p>
      <text:p text:style-name="P1"><text:s text:c="3"/>mv <text:s text:c="8"/>Move or rename a file, a directory, or a symlink</text:p>
      <text:p text:style-name="P1"><text:s text:c="3"/>reset <text:s text:c="5"/>Reset current HEAD to the specified state</text:p>
      <text:p text:style-name="P1"><text:s text:c="3"/>rm <text:s text:c="8"/>Remove files from the working tree and from the index</text:p>
      <text:p text:style-name="P1"/>
      <text:p text:style-name="P1">examine the history and state (see also: git help revisions)</text:p>
      <text:p text:style-name="P1"><text:s text:c="3"/>bisect <text:s text:c="4"/>Use binary search to find the commit that introduced a bug</text:p>
      <text:p text:style-name="P1"><text:s text:c="3"/>grep <text:s text:c="6"/>Print lines matching a pattern</text:p>
      <text:p text:style-name="P1"><text:s text:c="3"/>log <text:s text:c="7"/>Show commit logs</text:p>
      <text:p text:style-name="P1"><text:s text:c="3"/>show <text:s text:c="6"/>Show various types of objects</text:p>
      <text:p text:style-name="P1"><text:s text:c="3"/>status <text:s text:c="4"/>Show the working tree status</text:p>
      <text:p text:style-name="P1"/>
      <text:p text:style-name="P1">grow, mark and tweak your common history</text:p>
      <text:p text:style-name="P1"><text:s text:c="3"/>branch <text:s text:c="4"/>List, create, or delete branches</text:p>
      <text:p text:style-name="P1"><text:s text:c="3"/>checkout <text:s text:c="2"/>Switch branches or restore working tree files</text:p>
      <text:p text:style-name="P1"><text:s text:c="3"/>commit <text:s text:c="4"/>Record changes to the repository</text:p>
      <text:p text:style-name="P1"><text:s text:c="3"/>diff <text:s text:c="6"/>Show changes between commits, commit and working tree, etc</text:p>
      <text:p text:style-name="P1"><text:s text:c="3"/>merge <text:s text:c="5"/>Join two or more development histories together</text:p>
      <text:p text:style-name="P1"><text:s text:c="3"/>rebase <text:s text:c="4"/>Forward-port local commits to the updated upstream head</text:p>
      <text:p text:style-name="P1"><text:s text:c="3"/>tag <text:s text:c="7"/>Create, list, delete or verify a tag object signed with GPG</text:p>
      <text:p text:style-name="P1"/>
      <text:p text:style-name="P1">collaborate (see also: git help workflows)</text:p>
      <text:p text:style-name="P1"><text:s text:c="3"/>fetch <text:s text:c="5"/>Download objects and refs from another repository</text:p>
      <text:p text:style-name="P1"><text:s text:c="3"/>pull <text:s text:c="6"/>Fetch from and integrate with another repository or a local branch</text:p>
      <text:p text:style-name="P1"><text:s text:c="3"/>push <text:s text:c="6"/>Update remote refs along with associated objects</text:p>
      <text:p text:style-name="P1"/>
      <text:p text:style-name="P1">'git help -a' and 'git help -g' list available subcommands and some</text:p>
      <text:p text:style-name="P1">concept guides. See 'git help &lt;command&gt;' or 'git help &lt;concept&gt;'</text:p>
      <text:p text:style-name="P1">to read about a specific subcommand or concept.</text:p>
      <text:p text:style-name="P1">ivoryblakk@ivoryblakk-ThinkPad-T450:~/github_repos/reveal-testing$ git branch</text:p>
      <text:p text:style-name="P1"><text:s text:c="2"/>GI</text:p>
      <text:p text:style-name="P1">* master</text:p>
      <text:p text:style-name="P1">ivoryblakk@ivoryblakk-ThinkPad-T450:~/github_repos/reveal-testing$ git fetch https://github.com/colevandersWands/reveal-testing</text:p>
      <text:p text:style-name="P1">From https://github.com/colevandersWands/reveal-testing</text:p>
      <text:p text:style-name="P1"><text:s/>* branch <text:s text:c="11"/>HEAD <text:s text:c="6"/>-&gt; FETCH_HEAD</text:p>
      <text:p text:style-name="P1"><text:soft-page-break/>ivoryblakk@ivoryblakk-ThinkPad-T450:~/github_repos/reveal-testing$ git branch <text:s/>GI</text:p>
      <text:p text:style-name="P1">* master</text:p>
      <text:p text:style-name="P1">ivoryblakk@ivoryblakk-ThinkPad-T450:~/github_repos/reveal-testing$ git fetch --all</text:p>
      <text:p text:style-name="P1">Fetching origin</text:p>
      <text:p text:style-name="P1">ivoryblakk@ivoryblakk-ThinkPad-T450:~/github_repos/reveal-testing$ git branch</text:p>
      <text:p text:style-name="P1"><text:s text:c="2"/>GI</text:p>
      <text:p text:style-name="P1">* master</text:p>
      <text:p text:style-name="P1">ivoryblakk@ivoryblakk-ThinkPad-T450:~/github_repos/reveal-testing$ git pull --all</text:p>
      <text:p text:style-name="P1">Fetching origin</text:p>
      <text:p text:style-name="P1">Already up-to-date.</text:p>
      <text:p text:style-name="P1">ivoryblakk@ivoryblakk-ThinkPad-T450:~/github_repos/reveal-testing$ git branch <text:s/>GI</text:p>
      <text:p text:style-name="P1">* master</text:p>
      <text:p text:style-name="P1">ivoryblakk@ivoryblakk-ThinkPad-T450:~/github_repos/reveal-testing$ git fetch origin</text:p>
      <text:p text:style-name="P1">ivoryblakk@ivoryblakk-ThinkPad-T450:~/github_repos/reveal-testing$ git branch</text:p>
      <text:p text:style-name="P1"><text:s text:c="2"/>GI</text:p>
      <text:p text:style-name="P1">* master</text:p>
      <text:p text:style-name="P1">ivoryblakk@ivoryblakk-ThinkPad-T450:~/github_repos/reveal-testing$ git pull https://github.com/colevandersWands/reveal-testing</text:p>
      <text:p text:style-name="P1">From https://github.com/colevandersWands/reveal-testing</text:p>
      <text:p text:style-name="P1"><text:s/>* branch <text:s text:c="11"/>HEAD <text:s text:c="6"/>-&gt; FETCH_HEAD</text:p>
      <text:p text:style-name="P1">Already up-to-date.</text:p>
      <text:p text:style-name="P1">ivoryblakk@ivoryblakk-ThinkPad-T450:~/github_repos/reveal-testing$ git checkout GI</text:p>
      <text:p text:style-name="P1">Switched to branch 'GI'</text:p>
      <text:p text:style-name="P1">ivoryblakk@ivoryblakk-ThinkPad-T450:~/github_repos/reveal-testing$ git add .</text:p>
      <text:p text:style-name="P1">ivoryblakk@ivoryblakk-ThinkPad-T450:~/github_repos/reveal-testing$ git commit -m "codepen"</text:p>
      <text:p text:style-name="P1">On branch GI</text:p>
      <text:p text:style-name="P1">nothing to commit, working directory clean</text:p>
      <text:p text:style-name="P1">ivoryblakk@ivoryblakk-ThinkPad-T450:~/github_repos/reveal-testing$ git push origin GI</text:p>
      <text:p text:style-name="P1">Username for 'https://github.com': ivoryblakk</text:p>
      <text:p text:style-name="P1">Password for 'https://ivoryblakk@github.com': </text:p>
      <text:p text:style-name="P1">To https://github.com/colevandersWands/reveal-testing.git</text:p>
      <text:p text:style-name="P1"><text:s/>! [rejected] <text:s text:c="7"/>GI -&gt; GI (non-fast-forward)</text:p>
      <text:p text:style-name="P1">error: failed to push some refs to 'https://github.com/colevandersWands/reveal-testing.git'</text:p>
      <text:p text:style-name="P1">hint: Updates were rejected because the tip of your current branch is behind</text:p>
      <text:p text:style-name="P1">hint: its remote counterpart. Integrate the remote changes (e.g.</text:p>
      <text:p text:style-name="P1">hint: 'git pull ...') before pushing again.</text:p>
      <text:p text:style-name="P1">hint: See the 'Note about fast-forwards' in 'git push --help' for details.</text:p>
      <text:p text:style-name="P1">ivoryblakk@ivoryblakk-ThinkPad-T450:~/github_repos/reveal-testing$ git push --help</text:p>
      <text:p text:style-name="P1">ivoryblakk@ivoryblakk-ThinkPad-T450:~/github_repos/reveal-testing$ git pull --help</text:p>
      <text:p text:style-name="P1">ivoryblakk@ivoryblakk-ThinkPad-T450:~/github_repos/reveal-testing$ git branch -r</text:p>
      <text:p text:style-name="P1"><text:s text:c="2"/>origin/GI</text:p>
      <text:p text:style-name="P1"><text:s text:c="2"/>origin/gh-pages</text:p>
      <text:p text:style-name="P1"><text:s text:c="2"/>origin/master</text:p>
      <text:p text:style-name="P1">ivoryblakk@ivoryblakk-ThinkPad-T450:~/github_repos/reveal-testing$ git checkout --track origin</text:p>
      <text:p text:style-name="P1">fatal: Missing branch name; try -b</text:p>
      <text:p text:style-name="P1">ivoryblakk@ivoryblakk-ThinkPad-T450:~/github_repos/reveal-testing$ git branch</text:p>
      <text:p text:style-name="P1">* GI</text:p>
      <text:p text:style-name="P1"><text:s text:c="2"/>master</text:p>
      <text:p text:style-name="P1">ivoryblakk@ivoryblakk-ThinkPad-T450:~/github_repos/reveal-testing$ git pull <text:s/>branch -r</text:p>
      <text:p text:style-name="P1"><text:soft-page-break/>fatal: 'branch' does not appear to be a git repository</text:p>
      <text:p text:style-name="P1">fatal: Could not read from remote repository.</text:p>
      <text:p text:style-name="P1"/>
      <text:p text:style-name="P1">Please make sure you have the correct access rights</text:p>
      <text:p text:style-name="P1">and the repository exists.</text:p>
      <text:p text:style-name="P1">ivoryblakk@ivoryblakk-ThinkPad-T450:~/github_repos/reveal-testing$ git branch -r | grep -v '\-&gt;' | while read remote; do git branch --track "${remote#origin/}" "$remote"; done</text:p>
      <text:p text:style-name="P1">fatal: A branch named 'GI' already exists.</text:p>
      <text:p text:style-name="P1">Branch gh-pages set up to track remote branch gh-pages from origin.</text:p>
      <text:p text:style-name="P1">fatal: A branch named 'master' already exists.</text:p>
      <text:p text:style-name="P1">ivoryblakk@ivoryblakk-ThinkPad-T450:~/github_repos/reveal-testing$ git branch</text:p>
      <text:p text:style-name="P1">* GI</text:p>
      <text:p text:style-name="P1"><text:s text:c="2"/>gh-pages</text:p>
      <text:p text:style-name="P1"><text:s text:c="2"/>master</text:p>
      <text:p text:style-name="P1">ivoryblakk@ivoryblakk-ThinkPad-T450:~/github_repos/reveal-testing$ git pull https://github.com/colevandersWands/reveal-testing</text:p>
      <text:p text:style-name="P1">From https://github.com/colevandersWands/reveal-testing</text:p>
      <text:p text:style-name="P1"><text:s/>* branch <text:s text:c="11"/>HEAD <text:s text:c="6"/>-&gt; FETCH_HEAD</text:p>
      <text:p text:style-name="P1">Already up-to-date.</text:p>
      <text:p text:style-name="P1">ivoryblakk@ivoryblakk-ThinkPad-T450:~/github_repos/reveal-testing$ git checkout GI</text:p>
      <text:p text:style-name="P1">Already on 'GI'</text:p>
      <text:p text:style-name="P1">ivoryblakk@ivoryblakk-ThinkPad-T450:~/github_repos/reveal-testing$ git add .</text:p>
      <text:p text:style-name="P1">ivoryblakk@ivoryblakk-ThinkPad-T450:~/github_repos/reveal-testing$ git push origin GI</text:p>
      <text:p text:style-name="P1">iUsername for 'https://github.com': ivoryblakk</text:p>
      <text:p text:style-name="P1">Password for 'https://iivoryblakk@github.com': </text:p>
      <text:p text:style-name="P1">remote: Invalid username or password.</text:p>
      <text:p text:style-name="P1">fatal: Authentication failed for 'https://github.com/colevandersWands/reveal-testing.git/'</text:p>
      <text:p text:style-name="P1">ivoryblakk@ivoryblakk-ThinkPad-T450:~/github_repos/reveal-testing$ git push origin GI</text:p>
      <text:p text:style-name="P1">Username for 'https://github.com': ivoryblakk</text:p>
      <text:p text:style-name="P1">Password for 'https://ivoryblakk@github.com': </text:p>
      <text:p text:style-name="P1">To https://github.com/colevandersWands/reveal-testing.git</text:p>
      <text:p text:style-name="P1"><text:s/>! [rejected] <text:s text:c="7"/>GI -&gt; GI (non-fast-forward)</text:p>
      <text:p text:style-name="P1">error: failed to push some refs to 'https://github.com/colevandersWands/reveal-testing.git'</text:p>
      <text:p text:style-name="P1">hint: Updates were rejected because the tip of your current branch is behind</text:p>
      <text:p text:style-name="P1">hint: its remote counterpart. Integrate the remote changes (e.g.</text:p>
      <text:p text:style-name="P1">hint: 'git pull ...') before pushing again.</text:p>
      <text:p text:style-name="P1">hint: See the 'Note about fast-forwards' in 'git push --help' for details.</text:p>
      <text:p text:style-name="P1">ivoryblakk@ivoryblakk-ThinkPad-T450:~/github_repos/reveal-testing$ git pull</text:p>
      <text:p text:style-name="P1">There is no tracking information for the current branch.</text:p>
      <text:p text:style-name="P1">Please specify which branch you want to merge with.</text:p>
      <text:p text:style-name="P1">See git-pull(1) for details.</text:p>
      <text:p text:style-name="P1"/>
      <text:p text:style-name="P1"><text:s text:c="4"/>git pull &lt;remote&gt; &lt;branch&gt;</text:p>
      <text:p text:style-name="P1"/>
      <text:p text:style-name="P1">If you wish to set tracking information for this branch you can do so with:</text:p>
      <text:p text:style-name="P1"/>
      <text:p text:style-name="P1"><text:s text:c="4"/>git branch --set-upstream-to=origin/&lt;branch&gt; GI</text:p>
      <text:p text:style-name="P1"/>
      <text:p text:style-name="P1"><text:soft-page-break/>ivoryblakk@ivoryblakk-ThinkPad-T450:~/github_repos/reveal-testing$ git branch --set-upstream-to=origin/&lt;branch&gt; GI</text:p>
      <text:p text:style-name="P1">bash: branch: No such file or directory</text:p>
      <text:p text:style-name="P1">ivoryblakk@ivoryblakk-ThinkPad-T450:~/github_repos/reveal-testing$ git branch --set-upstream-to=origin/GI</text:p>
      <text:p text:style-name="P1">Branch GI set up to track remote branch GI from origin.</text:p>
      <text:p text:style-name="P1">ivoryblakk@ivoryblakk-ThinkPad-T450:~/github_repos/reveal-testing$ git pull</text:p>
      <text:p text:style-name="P1">Auto-merging index.html</text:p>
      <text:p text:style-name="P1">Merge made by the 'recursive' strategy.</text:p>
      <text:p text:style-name="P1"><text:s/>index.html | 19 +++++++++++++++++++</text:p>
      <text:p text:style-name="P1"><text:s/>1 file changed, 19 insertions(+)</text:p>
      <text:p text:style-name="P1">ivoryblakk@ivoryblakk-ThinkPad-T450:~/github_repos/reveal-testing$ git pull https://github.com/colevandersWands/reveal-testing</text:p>
      <text:p text:style-name="P1">From https://github.com/colevandersWands/reveal-testing</text:p>
      <text:p text:style-name="P1"><text:s/>* branch <text:s text:c="11"/>HEAD <text:s text:c="6"/>-&gt; FETCH_HEAD</text:p>
      <text:p text:style-name="P1">Already up-to-date.</text:p>
      <text:p text:style-name="P1">ivoryblakk@ivoryblakk-ThinkPad-T450:~/github_repos/reveal-testing$ git push origin GI</text:p>
      <text:p text:style-name="P1">Username for 'https://github.com': ivoryblakk</text:p>
      <text:p text:style-name="P1">Password for 'https://ivoryblakk@github.com': </text:p>
      <text:p text:style-name="P1">Counting objects: 14, done.</text:p>
      <text:p text:style-name="P1">Delta compression using up to 4 threads.</text:p>
      <text:p text:style-name="P1">Compressing objects: 100% (14/14), done.</text:p>
      <text:p text:style-name="P1">Writing objects: 100% (14/14), 820.25 KiB | 0 bytes/s, done.</text:p>
      <text:p text:style-name="P1">Total 14 (delta 4), reused 0 (delta 0)</text:p>
      <text:p text:style-name="P1">remote: Resolving deltas: 100% (4/4), completed with 2 local objects.</text:p>
      <text:p text:style-name="P1">To https://github.com/colevandersWands/reveal-testing.git</text:p>
      <text:p text:style-name="P1"><text:s text:c="3"/>fd2985a..6170d0b <text:s/>GI -&gt; GI</text:p>
      <text:p text:style-name="P1">ivoryblakk@ivoryblakk-ThinkPad-T450:~/github_repos/reveal-testing$ git checkout gh-pages</text:p>
      <text:p text:style-name="P1">Switched to branch 'gh-pages'</text:p>
      <text:p text:style-name="P1">Your branch is up-to-date with 'origin/gh-pages'.</text:p>
      <text:p text:style-name="P1">ivoryblakk@ivoryblakk-ThinkPad-T450:~/github_repos/reveal-testing$ git add .</text:p>
      <text:p text:style-name="P1">ivoryblakk@ivoryblakk-ThinkPad-T450:~/github_repos/reveal-testing$ git commit -m "codepen"</text:p>
      <text:p text:style-name="P1">On branch gh-pages</text:p>
      <text:p text:style-name="P1">Your branch is up-to-date with 'origin/gh-pages'.</text:p>
      <text:p text:style-name="P1">nothing to commit, working directory clean</text:p>
      <text:p text:style-name="P1">ivoryblakk@ivoryblakk-ThinkPad-T450:~/github_repos/reveal-testing$ git checkout GI</text:p>
      <text:p text:style-name="P1">Switched to branch 'GI'</text:p>
      <text:p text:style-name="P1">Your branch is up-to-date with 'origin/GI'.</text:p>
      <text:p text:style-name="P1">ivoryblakk@ivoryblakk-ThinkPad-T450:~/github_repos/reveal-testing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2:02:51.312215763</meta:creation-date>
    <dc:date>2017-12-23T12:03:36.891506674</dc:date>
    <meta:editing-duration>PT46S</meta:editing-duration>
    <meta:editing-cycles>1</meta:editing-cycles>
    <meta:document-statistic meta:table-count="0" meta:image-count="0" meta:object-count="0" meta:page-count="6" meta:paragraph-count="251" meta:word-count="1393" meta:character-count="13684" meta:non-whitespace-character-count="12124"/>
    <meta:generator>LibreOffice/5.1.6.2$Linux_X86_64 LibreOffice_project/10m0$Build-2</meta:generator>
  </office:meta>
</office:document-meta>
</file>